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bf7" officeooo:paragraph-rsid="0004fbf7"/>
    </style:style>
    <style:style style:name="P2" style:family="paragraph" style:parent-style-name="Standard">
      <style:text-properties officeooo:rsid="0004fbf7" officeooo:paragraph-rsid="001386f5"/>
    </style:style>
    <style:style style:name="P3" style:family="paragraph" style:parent-style-name="Standard">
      <style:text-properties officeooo:rsid="00090c97" officeooo:paragraph-rsid="00090c97"/>
    </style:style>
    <style:style style:name="P4" style:family="paragraph" style:parent-style-name="Standard">
      <style:text-properties officeooo:rsid="00090ca4" officeooo:paragraph-rsid="00090ca4"/>
    </style:style>
    <style:style style:name="P5" style:family="paragraph" style:parent-style-name="Standard">
      <style:text-properties officeooo:rsid="00090ca4" officeooo:paragraph-rsid="000aabb8"/>
    </style:style>
    <style:style style:name="P6" style:family="paragraph" style:parent-style-name="Standard">
      <style:text-properties officeooo:rsid="00090ca4" officeooo:paragraph-rsid="001386f5"/>
    </style:style>
    <style:style style:name="P7" style:family="paragraph" style:parent-style-name="Standard">
      <style:text-properties officeooo:rsid="000db3f6" officeooo:paragraph-rsid="000db3f6"/>
    </style:style>
    <style:style style:name="P8" style:family="paragraph" style:parent-style-name="Standard">
      <style:text-properties officeooo:rsid="000db3f6" officeooo:paragraph-rsid="001386f5"/>
    </style:style>
    <style:style style:name="P9" style:family="paragraph" style:parent-style-name="Standard">
      <style:text-properties fo:font-weight="bold" officeooo:rsid="00090ca4" officeooo:paragraph-rsid="00090ca4" style:font-weight-asian="bold" style:font-weight-complex="bold"/>
    </style:style>
    <style:style style:name="P10" style:family="paragraph" style:parent-style-name="Standard">
      <style:text-properties fo:font-weight="bold" officeooo:rsid="000db3f6" officeooo:paragraph-rsid="000db3f6" style:font-weight-asian="bold" style:font-weight-complex="bold"/>
    </style:style>
    <style:style style:name="P11" style:family="paragraph" style:parent-style-name="Standard">
      <style:text-properties fo:font-weight="normal" officeooo:rsid="000db3f6" officeooo:paragraph-rsid="000db3f6" style:font-weight-asian="normal" style:font-weight-complex="normal"/>
    </style:style>
    <style:style style:name="P12" style:family="paragraph" style:parent-style-name="Standard">
      <style:text-properties fo:font-weight="normal" officeooo:rsid="000db3f6" officeooo:paragraph-rsid="000f9eef" style:font-weight-asian="normal" style:font-weight-complex="normal"/>
    </style:style>
    <style:style style:name="P13" style:family="paragraph" style:parent-style-name="Standard">
      <style:text-properties fo:font-weight="normal" officeooo:rsid="000f9eef" officeooo:paragraph-rsid="000f9eef" style:font-weight-asian="normal" style:font-weight-complex="normal"/>
    </style:style>
    <style:style style:name="P14" style:family="paragraph" style:parent-style-name="Standard">
      <style:text-properties officeooo:rsid="001069ad" officeooo:paragraph-rsid="001069ad"/>
    </style:style>
    <style:style style:name="P15" style:family="paragraph" style:parent-style-name="Standard">
      <style:text-properties officeooo:rsid="001386f5" officeooo:paragraph-rsid="001386f5"/>
    </style:style>
    <style:style style:name="P16" style:family="paragraph" style:parent-style-name="Standard">
      <style:paragraph-properties fo:break-before="page"/>
      <style:text-properties officeooo:rsid="001386f5" officeooo:paragraph-rsid="001386f5"/>
    </style:style>
    <style:style style:name="T1" style:family="text">
      <style:text-properties officeooo:rsid="000db3f6"/>
    </style:style>
    <style:style style:name="T2" style:family="text">
      <style:text-properties fo:font-weight="bold" style:font-weight-asian="bold" style:font-weight-complex="bold"/>
    </style:style>
    <style:style style:name="T3" style:family="text">
      <style:text-properties officeooo:rsid="000f9eef"/>
    </style:style>
    <style:style style:name="T4" style:family="text">
      <style:text-properties officeooo:rsid="001069ad"/>
    </style:style>
    <style:style style:name="T5" style:family="text">
      <style:text-properties fo:font-weight="normal" style:font-weight-asian="normal" style:font-weight-complex="normal"/>
    </style:style>
    <style:style style:name="T6" style:family="text">
      <style:text-properties fo:font-weight="normal" officeooo:rsid="000db3f6" style:font-weight-asian="normal" style:font-weight-complex="normal"/>
    </style:style>
    <style:style style:name="T7" style:family="text">
      <style:text-properties fo:font-weight="normal" officeooo:rsid="0011f91a" style:font-weight-asian="normal" style:font-weight-complex="normal"/>
    </style:style>
    <style:style style:name="T8" style:family="text">
      <style:text-properties officeooo:rsid="00138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Application of Machine Learning Models as a Solution to Hyperbola Identification in Ground Penetrating Radar Data”</text:span></text:p>
      <text:p text:style-name="P11"/>
      <text:p text:style-name="P11">University of Waterloo</text:p>
      <text:p text:style-name="P13">Work Term Report</text:p>
      <text:p text:style-name="P13"/>
      <text:p text:style-name="P13">Sensors &amp; Software Inc.</text:p>
      <text:p text:style-name="P13">Mississauga, Ontario</text:p>
      <text:p text:style-name="P13"/>
      <text:p text:style-name="P13">Written by:</text:p>
      <text:p text:style-name="P12">XiangYi (Irene) Chen</text:p>
      <text:p text:style-name="P12"><text:span text:style-name="T3">ID </text:span>20707344</text:p>
      <text:p text:style-name="P12">xy29chen</text:p>
      <text:p text:style-name="P12"/>
      <text:p text:style-name="P13">1B Software Engineering</text:p>
      <text:p text:style-name="P13">August 20, 2018</text:p>
      <text:p text:style-name="P11"/>
      <text:p text:style-name="P11"/>
      <text:p text:style-name="P11">Implementation <text:s/></text:p>
      <text:p text:style-name="P10"/>
      <text:p text:style-name="P10">Memorandum of Submittal</text:p>
      <text:p text:style-name="P14">Irene Chen</text:p>
      <text:p text:style-name="P14">x</text:p>
      <text:p text:style-name="P14">x</text:p>
      <text:p text:style-name="P14">x</text:p>
      <text:p text:style-name="P14"/>
      <text:p text:style-name="P14">August 20, 2018</text:p>
      <text:p text:style-name="P14"/>
      <text:p text:style-name="P14">Dear ___,</text:p>
      <text:p text:style-name="P14"/>
      <text:p text:style-name="P14">The following work term report, entitled <text:span text:style-name="T6">“</text:span><text:span text:style-name="T5">Application of Machine Learning Models as a Solution to Hyperbola Identification in Ground Penetrating Radar Data”, has been prepared for Sensors &amp; Software Inc as my first work term report for my 1B term. The objective of this work term report is to explore the feasibility of different machine learning models to the problem </text:span><text:span text:style-name="T7">of hyperb</text:span></text:p>
      <text:p text:style-name="P1"/>
      <text:p text:style-name="P1"/>
      <text:p text:style-name="P1"/>
      <text:p text:style-name="P15">I’d like to thank Sensors &amp; Software Inc for providing for the data set and other resources needed to retrain the models</text:p>
      <text:p text:style-name="P15"/>
      <text:p text:style-name="P15">And my supervisor Adam Fazarri for the guidance along the way.</text:p>
      <text:p text:style-name="P15"/>
      <text:p text:style-name="P15">As well as my coworkers </text:p>
      <text:p text:style-name="P15"/>
      <text:p text:style-name="P15">Dave Redman</text:p>
      <text:p text:style-name="P15"/>
      <text:p text:style-name="P15">and the Training department Greg Johnson, ____ for furthering my understanding of GPRs.</text:p>
      <text:p text:style-name="P15"/>
      <text:p text:style-name="P15"/>
      <text:p text:style-name="P1"/>
      <text:p text:style-name="P15">Disclaimer</text:p>
      <text:p text:style-name="P15">The pre-trained models and their retraining modules are publicly available on github. </text:p>
      <text:p text:style-name="P1"/>
      <text:p text:style-name="P10"><text:soft-page-break/>Abstract</text:p>
      <text:p text:style-name="P7"/>
      <text:p text:style-name="P1"/>
      <text:p text:style-name="P9">Introduction</text:p>
      <text:p text:style-name="P15">Interpretation of Ground Penetrating Radar (GPR) data is one of the most error prone aspects of using GPR solutions. </text:p>
      <text:p text:style-name="P15"/>
      <text:p text:style-name="P15"/>
      <text:p text:style-name="P8">Sensors &amp; Software Inc’s software is able to apply velocity fitting and other transformations to improve and simplify data interpretation. However, the first step is being able to locate a hyperbola: evidence of a disturbance in the soil from an object.</text:p>
      <text:p text:style-name="P8"/>
      <text:p text:style-name="P15">However, recently, machine learning has been making many advances in the field of image classification. </text:p>
      <text:p text:style-name="P2"/>
      <text:p text:style-name="P4">Machine learning<text:span text:style-name="T8">(ML)</text:span>, in the broadest of terms, is a subset of computer science which allows programs to improve and “learn” without explicitly being told what exactly to do—the construction of algorithm that is able to make predictions based on recognition of patterns on a data set. </text:p>
      <text:p text:style-name="P4"/>
      <text:p text:style-name="P5"><text:span text:style-name="T8">Specifically, classification ML problems generally involve dividing inputs into two or more categories. <text:s/>In this case, the presence of hyperbolas in ground penetrating radar (GPR) data will be explored with ML solutions. </text:span></text:p>
      <text:p text:style-name="P5"/>
      <text:p text:style-name="P2"/>
      <text:p text:style-name="P6"><text:span text:style-name="T8">L</text:span>earning <text:span text:style-name="T8">to classify images </text:span>is done by associating certain features of the image with different weights. <text:span text:style-name="T8">Through different steps and transformations, features are extracted and ____.</text:span></text:p>
      <text:p text:style-name="P2"/>
      <text:p text:style-name="P15">However, no ML model is a one-fit-all solution: different processes lead to different fits depending on the classification problem. Hence, different machine learning models will be compared, taking into account of the following main criteria:</text:p>
      <text:p text:style-name="P3"/>
      <text:p text:style-name="P3">- Correctness of learnin<text:span text:style-name="T8">g, based on their core transformations</text:span></text:p>
      <text:p text:style-name="P3">- Ease of being transferred for real time detection, <text:span text:style-name="T8">based on their cost of memory and processing on Sensors &amp; Software Inc’s ARM hardware systems. </text:span></text:p>
      <text:p text:style-name="P1"/>
      <text:p text:style-name="P4"><text:span text:style-name="T8">Meanwhile, t</text:span>ransfer learning, which entails taking open-source pre-trained models and <text:span text:style-name="T8">their retraining modules to ____________ , will be used to </text:span>accelerate the solution while fully taking advantage of the data resources available.</text:p>
      <text:p text:style-name="P4"/>
      <text:p text:style-name="P4">Specifically, <text:span text:style-name="T8">the following </text:span>pre-trained models <text:span text:style-name="T8">will be explored, chosen for their current popularity and abundant availability in terms of support and resources: </text:span></text:p>
      <text:p text:style-name="P4">- <text:span text:style-name="T8">Inception V3</text:span></text:p>
      <text:p text:style-name="P4">- <text:span text:style-name="T8">MobileNet</text:span></text:p>
      <text:p text:style-name="P4">- <text:span text:style-name="T8">VGG 19</text:span></text:p>
      <text:p text:style-name="P4"/>
      <text:p text:style-name="P1"/>
      <text:p text:style-name="P1"/>
      <text:p text:style-name="P1"/>
      <text:p text:style-name="P1"/>
      <text:p text:style-name="P1"/>
      <text:p text:style-name="P1"/>
      <text:p text:style-name="P1"/>
      <text:p text:style-name="P16">Inception V3:</text:p>
      <text:p text:style-name="P15"/>
      <text:p text:style-name="P15">The core processes of this model </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3:39:44.165553166</meta:creation-date>
    <dc:date>2018-07-17T00:40:18.321509555</dc:date>
    <meta:editing-duration>P4DT23H30M30S</meta:editing-duration>
    <meta:editing-cycles>3</meta:editing-cycles>
    <meta:generator>LibreOffice/6.0.3.2$Linux_X86_64 LibreOffice_project/00m0$Build-2</meta:generator>
    <meta:document-statistic meta:table-count="0" meta:image-count="0" meta:object-count="0" meta:page-count="3" meta:paragraph-count="45" meta:word-count="505" meta:character-count="3243" meta:non-whitespace-character-count="2772"/>
  </office:meta>
</office:document-meta>
</file>